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Courier New" svg:font-family="'Courier New'" style:font-family-generic="modern" style:font-pitch="fixed"/>
    <style:font-face style:name="Nimbus Mono L" svg:font-family="'Nimbus Mono L'" style:font-adornments="Regular" style:font-family-generic="modern" style:font-pitch="fixed"/>
    <style:font-face style:name="Bebas Neue" svg:font-family="'Bebas Neue'" style:font-adornments="Bold" style:font-pitch="variable"/>
    <style:font-face style:name="Bebas Neue1" svg:font-family="'Bebas Neue'" style:font-adornments="Bold Italic" style:font-pitch="variable"/>
    <style:font-face style:name="Linux Libertine Display" svg:font-family="'Linux Libertine Display'" style:font-adornments="Regular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5in" table:align="margins" style:shadow="none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B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8f8a9"/>
    </style:style>
    <style:style style:name="P3" style:family="paragraph" style:parent-style-name="Standard">
      <style:text-properties officeooo:paragraph-rsid="0018f8a9"/>
    </style:style>
    <style:style style:name="P4" style:family="paragraph" style:parent-style-name="Text_20_body">
      <style:text-properties officeooo:rsid="0018f8a9" officeooo:paragraph-rsid="0018f8a9"/>
    </style:style>
    <style:style style:name="P5" style:family="paragraph" style:parent-style-name="Text_20_body">
      <style:text-properties officeooo:paragraph-rsid="0018f8a9"/>
    </style:style>
    <style:style style:name="P6" style:family="paragraph" style:parent-style-name="Text_20_body">
      <style:text-properties style:font-name="Courier New" officeooo:rsid="0018f8a9" officeooo:paragraph-rsid="0018f8a9" style:font-name-asian="Courier New" style:font-name-complex="Courier New"/>
    </style:style>
    <style:style style:name="P7" style:family="paragraph" style:parent-style-name="Preformatted_20_Text">
      <style:text-properties officeooo:paragraph-rsid="0018f8a9"/>
    </style:style>
    <style:style style:name="P8" style:family="paragraph" style:parent-style-name="Table_20_Heading">
      <style:text-properties officeooo:paragraph-rsid="0018f8a9"/>
    </style:style>
    <style:style style:name="P9" style:family="paragraph" style:parent-style-name="Table_20_Contents">
      <style:text-properties officeooo:paragraph-rsid="0018f8a9"/>
    </style:style>
    <style:style style:name="P10" style:family="paragraph" style:parent-style-name="First_20_paragraph">
      <style:text-properties officeooo:paragraph-rsid="0018f8a9"/>
    </style:style>
    <style:style style:name="P11" style:family="paragraph" style:parent-style-name="First_20_paragraph">
      <style:text-properties officeooo:rsid="0018f8a9" officeooo:paragraph-rsid="0018f8a9"/>
    </style:style>
    <style:style style:name="P12" style:family="paragraph" style:parent-style-name="Text_20_body" style:list-style-name="L1">
      <style:paragraph-properties fo:margin-top="0in" fo:margin-bottom="0in" loext:contextual-spacing="false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018f8a9" officeooo:paragraph-rsid="0018f8a9"/>
    </style:style>
    <style:style style:name="P14" style:family="paragraph" style:parent-style-name="Heading_20_1">
      <style:text-properties officeooo:paragraph-rsid="0018f8a9"/>
    </style:style>
    <style:style style:name="P15" style:family="paragraph" style:parent-style-name="Heading_20_2">
      <style:text-properties officeooo:paragraph-rsid="0018f8a9"/>
    </style:style>
    <style:style style:name="P16" style:family="paragraph" style:parent-style-name="Heading_20_3">
      <style:text-properties officeooo:paragraph-rsid="0018f8a9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 text:space-before="0.25in" text:min-label-width="0.25in"/>
        <style:text-properties style:font-name="StarSymbol1"/>
      </text:list-level-style-bullet>
      <text:list-level-style-bullet text:level="2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llo World!</text:h>
      <text:p text:style-name="P4">Lorem ipsum Read this guide if you are the volunteer among your friends to run the game. Your responsibilities are:</text:p>
      <text:list xml:id="list477813163672766803" text:style-name="L1">
        <text:list-item>
          <text:p text:style-name="P12">pitch the idea of playing Deckahedron World to your friends</text:p>
        </text:list-item>
        <text:list-item>
          <text:p text:style-name="P12">know, teach, and follow the rules</text:p>
          <text:list>
            <text:list-item>
              <text:p text:style-name="P13">deeper</text:p>
            </text:list-item>
            <text:list-item>
              <text:p text:style-name="P13">layer</text:p>
            </text:list-item>
          </text:list>
        </text:list-item>
        <text:list-item>
          <text:p text:style-name="P12">give Non-Player Characters (NPCs) names, voices, motivations, and behaviour</text:p>
        </text:list-item>
        <text:list-item>
          <text:p text:style-name="P12">and...</text:p>
        </text:list-item>
      </text:list>
      <text:p text:style-name="P4">The last responsibility is so important it deserves its own paragraph.</text:p>
      <text:h text:style-name="Heading_20_2" text:outline-level="2">Show, Don't Tell</text:h>
      <text:p text:style-name="First_20_paragraph">One piece of advice frequently given to anyone trying to convey information is "Show, don't tell".</text:p>
      <text:p text:style-name="P4">In that spirit, you are invited to visit <text:span text:style-name="T1">https://www.deckahedron.com/world/examples</text:span>. There, you will see examples of Deckahedron World being played.</text:p>
      <text:h text:style-name="P14" text:outline-level="1">First Session</text:h>
      <text:p text:style-name="P10">If there is a player at the table who has never played Deckahedron World before, read the Start Script and play Sarukkan's Chamber.</text:p>
      <text:h text:style-name="P15" text:outline-level="2">Start Script</text:h>
      <text:p text:style-name="P7">Hi everyone! We're going to play Deckahedron World. <text:s/>This is going</text:p>
      <text:p text:style-name="P7">to be really fun, I'm glad you could join me for this! <text:s/>I'm reading</text:p>
      <text:p text:style-name="P7">directly from a script that was designed to get us starto the fun of the game quickly!</text:p>
      <text:p text:style-name="P2"/>
      <text:h text:style-name="P16" text:outline-level="3">Create your foes</text:h>
      <text:p text:style-name="P10">Create set of enemies that challenge them to the desired degree.</text:p>
      <text:p text:style-name="P5">You can also use Party Power to give the fo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"/>
            </table:table-cell>
            <table:table-cell table:style-name="Table2.B1" office:value-type="string">
              <text:p text:style-name="P8">Party Power cost</text:p>
            </table:table-cell>
          </table:table-row>
        </table:table-header-rows>
        <table:table-row>
          <table:table-cell table:style-name="Table2.A2" office:value-type="string">
            <text:p text:style-name="P9">One armor slot that can absorb Harm</text:p>
          </table:table-cell>
          <table:table-cell table:style-name="Table2.B2" office:value-type="string">
            <text:p text:style-name="P9">3</text:p>
          </table:table-cell>
        </table:table-row>
        <table:table-row>
          <table:table-cell table:style-name="Table2.A2" office:value-type="string">
            <text:p text:style-name="P9">One armor slot that can absorb Harm or Wound</text:p>
          </table:table-cell>
          <table:table-cell table:style-name="Table2.B4" office:value-type="string">
            <text:p text:style-name="P9">6</text:p>
          </table:table-cell>
        </table:table-row>
        <table:table-row>
          <table:table-cell table:style-name="Table2.A2" office:value-type="string">
            <text:p text:style-name="P9">A weapon that does 1d6 damage</text:p>
          </table:table-cell>
          <table:table-cell table:style-name="Table2.B4" office:value-type="string">
            <text:p text:style-name="P9">4</text:p>
          </table:table-cell>
        </table:table-row>
        <text:soft-page-break/>
        <table:table-row>
          <table:table-cell table:style-name="Table2.A2" office:value-type="string">
            <text:p text:style-name="P9">One Stamina point beyond the norm</text:p>
          </table:table-cell>
          <table:table-cell table:style-name="Table2.B5" office:value-type="string">
            <text:p text:style-name="P9">1</text:p>
          </table:table-cell>
        </table:table-row>
      </table:table>
      <text:p text:style-name="P11">You can also augment foes by spending points from the <text:span text:style-name="T2">Bad Bank</text:span>. See below.</text:p>
      <text:h text:style-name="P15" text:outline-level="2">3-way NPC Conflicts</text:h>
      <text:p text:style-name="P5">Powerful ways for players to say something about the themes of the story and the personality of their characters.</text:p>
      <text:p text:style-name="P5"><text:a xlink:type="simple" xlink:href="../../../../../../tmp/foo.odt/mod_deckahedron_world_campaigns.md" text:style-name="Internet_20_link" text:visited-style-name="Visited_20_Internet_20_Link"><text:span text:style-name="Definition">Campaigns</text:span></text:a></text:p>
      <text:p text:style-name="P6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Courier New" svg:font-family="'Courier New'" style:font-family-generic="modern" style:font-pitch="fixed"/>
    <style:font-face style:name="Nimbus Mono L" svg:font-family="'Nimbus Mono L'" style:font-adornments="Regular" style:font-family-generic="modern" style:font-pitch="fixed"/>
    <style:font-face style:name="Bebas Neue" svg:font-family="'Bebas Neue'" style:font-adornments="Bold" style:font-pitch="variable"/>
    <style:font-face style:name="Bebas Neue1" svg:font-family="'Bebas Neue'" style:font-adornments="Bold Italic" style:font-pitch="variable"/>
    <style:font-face style:name="Linux Libertine Display" svg:font-family="'Linux Libertine Display'" style:font-adornments="Regular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 style:master-page-name="">
      <loext:graphic-properties draw:fill-image-width="0in" draw:fill-image-height="0in"/>
      <style:paragraph-properties fo:margin-top="0.0598in" fo:margin-bottom="0.0598in" loext:contextual-spacing="false" style:page-number="auto" style:shadow="none">
        <style:tab-stops/>
      </style:paragraph-properties>
      <style:text-properties fo:background-color="transparent"/>
    </style:style>
    <style:style style:name="List" style:family="paragraph" style:parent-style-name="Text_20_body" style:class="list" style:master-page-name="">
      <style:paragraph-properties fo:text-align="start" style:justify-single-word="false" style:page-number="auto"/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column" fo:padding="0.0201in" fo:border-left="none" fo:border-right="none" fo:border-top="none" fo:border-bottom="0.06pt solid #000000" style:shadow="none"/>
      <style:text-properties style:font-name="Bebas Neue" fo:font-family="'Bebas Neue'" style:font-style-name="Bold" style:font-pitch="variable" fo:font-size="140%" fo:font-weight="bold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Bebas Neue1" fo:font-family="'Bebas Neue'" style:font-style-name="Bold Italic" style:font-pitch="variabl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Bebas Neue" fo:font-family="'Bebas Neue'" style:font-style-name="Bold" style:font-pitch="variable" fo:font-size="11pt" fo:letter-spacing="0.0138in" fo:font-weight="bold" style:letter-kerning="false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799in" fo:margin-right="0in" fo:margin-top="0.0402in" fo:margin-bottom="0.0799in" loext:contextual-spacing="false" fo:text-indent="0in" style:auto-text-indent="false"/>
      <style:text-properties style:font-name="Liberation Serif" fo:font-family="'Liberation Serif'" style:font-style-name="Regular" style:font-family-generic="roman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loext:graphic-properties draw:fill="solid" draw:fill-color="#ffffcc" draw:fill-image-width="0in" draw:fill-image-height="0in"/>
      <style:paragraph-properties fo:margin-left="0.0799in" fo:margin-right="0in" fo:margin-top="0.1201in" fo:margin-bottom="0.1in" loext:contextual-spacing="false" fo:text-indent="0in" style:auto-text-indent="false" style:page-number="auto" fo:background-color="#ffffcc" fo:padding="0.0201in" fo:border-left="none" fo:border-right="none" fo:border-top="0.06pt solid #000000" fo:border-bottom="0.06pt solid #000000" style:shadow="none"/>
      <style:text-properties style:font-name="Linux Libertine Display" fo:font-family="'Linux Libertine Display'" style:font-style-name="Regular" style:font-pitch="variabl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ffffcc"/>
      <style:paragraph-properties fo:margin-top="0.1201in" fo:margin-bottom="0in" loext:contextual-spacing="true" fo:text-align="start" style:justify-single-word="false" style:page-number="auto" fo:background-color="#ffffcc" fo:padding="0.0201in" fo:border-left="none" fo:border-right="none" fo:border-top="0.06pt solid #000000" fo:border-bottom="0.06pt solid #000000" style:shadow="none" style:snap-to-layout-grid="true">
        <style:tab-stops/>
      </style:paragraph-properties>
      <style:text-properties style:font-name="DejaVu Sans" fo:font-family="'DejaVu Sans'" style:font-style-name="Book" style:font-family-generic="swiss" style:font-pitch="variable" fo:font-size="10pt" fo:font-weight="normal" fo:background-color="transparen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loext:graphic-properties draw:fill-image-width="0in" draw:fill-image-height="0in"/>
      <style:paragraph-properties fo:margin-left="0.0299in" fo:margin-right="0.0299in" fo:text-indent="0in" style:auto-text-indent="false" fo:padding="0.0201in" fo:border-left="none" fo:border-right="none" fo:border-top="none" fo:border-bottom="0.06pt solid #000000" style:shadow="none" text:number-lines="false" text:line-number="0">
        <style:tab-stops/>
      </style:paragraph-properties>
      <style:text-properties fo:font-size="10pt" fo:background-color="transparent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align="start" style:justify-single-word="false" fo:text-indent="0in" style:auto-text-indent="false"/>
      <style:text-properties fo:background-color="transparen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loext:graphic-properties draw:fill="none" draw:fill-color="#ff950e"/>
      <style:paragraph-properties fo:background-color="transparent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loext:graphic-properties draw:fill="none" draw:fill-color="#c5000b"/>
      <style:paragraph-properties fo:margin-left="0.1965in" fo:margin-right="0in" fo:text-indent="0in" style:auto-text-indent="false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Bitstream Vera Sans Mono" fo:font-family="'Bitstream Vera Sans Mono'" style:font-style-name="Roman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1598in"/>
        <style:text-properties style:font-name="StarSymbol1"/>
      </text:list-level-style-bullet>
      <text:list-level-style-bullet text:level="2" text:style-name="Bullet_20_Symbols" text:bullet-char="•">
        <style:list-level-properties text:space-before="0.1575in" text:min-label-width="0.1598in"/>
        <style:text-properties style:font-name="StarSymbol1"/>
      </text:list-level-style-bullet>
      <text:list-level-style-bullet text:level="3" text:style-name="Bullet_20_Symbols" text:bullet-char="•">
        <style:list-level-properties text:space-before="0.3146in" text:min-label-width="0.1598in"/>
        <style:text-properties style:font-name="StarSymbol1"/>
      </text:list-level-style-bullet>
      <text:list-level-style-bullet text:level="4" text:style-name="Bullet_20_Symbols" text:bullet-char="•">
        <style:list-level-properties text:space-before="0.472in" text:min-label-width="0.1598in"/>
        <style:text-properties style:font-name="StarSymbol1"/>
      </text:list-level-style-bullet>
      <text:list-level-style-bullet text:level="5" text:style-name="Bullet_20_Symbols" text:bullet-char="•">
        <style:list-level-properties text:space-before="0.6299in" text:min-label-width="0.1598in"/>
        <style:text-properties style:font-name="StarSymbol1"/>
      </text:list-level-style-bullet>
      <text:list-level-style-bullet text:level="6" text:style-name="Bullet_20_Symbols" text:bullet-char="•">
        <style:list-level-properties text:space-before="0.7874in" text:min-label-width="0.1598in"/>
        <style:text-properties style:font-name="StarSymbol1"/>
      </text:list-level-style-bullet>
      <text:list-level-style-bullet text:level="7" text:style-name="Bullet_20_Symbols" text:bullet-char="•">
        <style:list-level-properties text:space-before="0.9445in" text:min-label-width="0.1598in"/>
        <style:text-properties style:font-name="StarSymbol1"/>
      </text:list-level-style-bullet>
      <text:list-level-style-bullet text:level="8" text:style-name="Bullet_20_Symbols" text:bullet-char="•">
        <style:list-level-properties text:space-before="1.102in" text:min-label-width="0.1598in"/>
        <style:text-properties style:font-name="StarSymbol1"/>
      </text:list-level-style-bullet>
      <text:list-level-style-bullet text:level="9" text:style-name="Bullet_20_Symbols" text:bullet-char="•">
        <style:list-level-properties text:space-before="1.2594in" text:min-label-width="0.1598in"/>
        <style:text-properties style:font-name="StarSymbol1"/>
      </text:list-level-style-bullet>
      <text:list-level-style-bullet text:level="10" text:style-name="Bullet_20_Symbols" text:bullet-char="•">
        <style:list-level-properties text:space-before="1.4173in" text:min-label-width="0.1598in"/>
        <style:text-properties style:font-name="Star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25T11:35:44.669072563</dc:date>
    <meta:editing-duration>PT21M12S</meta:editing-duration>
    <meta:editing-cycles>7</meta:editing-cycles>
    <meta:document-statistic meta:table-count="1" meta:image-count="0" meta:object-count="0" meta:page-count="2" meta:paragraph-count="36" meta:word-count="272" meta:character-count="1532" meta:non-whitespace-character-count="1299"/>
  </office:meta>
</office:document-meta>
</file>